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4f8c" officeooo:paragraph-rsid="00094f8c" style:font-weight-asian="bold" style:font-weight-complex="bold"/>
    </style:style>
    <style:style style:name="P2" style:family="paragraph" style:parent-style-name="Standard">
      <style:text-properties fo:font-weight="normal" officeooo:rsid="00094f8c" officeooo:paragraph-rsid="00094f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ated value from Task 2.4</text:p>
      <text:p text:style-name="Standard">85.11E-6</text:p>
      <text:p text:style-name="Standard"/>
      <text:p text:style-name="P1">Exercise 2.1</text:p>
      <text:p text:style-name="P2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01T13:01:50.086998752</meta:creation-date>
    <dc:date>2024-03-01T13:02:44.192015028</dc:date>
    <meta:editing-duration>PT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8" meta:character-count="50" meta:non-whitespace-character-count="45"/>
  </office:meta>
</office:document-meta>
</file>